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NCHEZ-MANRIQUE TAVELLA, RICARDO DANI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39017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R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626032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CHEZ-MANRIQUE TAVELLA, RICARDO DANI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3901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6 260 32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5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5602187</text:p>
          </table:table-cell>
          <table:table-cell table:style-name="Tabla2.D3" office:value-type="string">
            <text:p text:style-name="P23">5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7:14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